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tle: An Efficient Algorithm for Axis Scale Selection in Scientific Visualization</text:p>
      <text:p text:style-name="Standard"/>
      <text:p text:style-name="Standard">Abstract:</text:p>
      <text:p text:style-name="Standard">We present a practical and efficient algorithm for selecting axis scales in scientific visualization, developed in 1983 and successfully used for four decades. The algorithm uses precomputation and scale factor normalization to generate visually appealing and mathematically sound axis divisions. Unlike more complex approaches, it achieves consistent results through a straightforward method of scale normalization and predefined step sizes.</text:p>
      <text:p text:style-name="Standard"/>
      <text:p text:style-name="Standard"/>
      <text:p text:style-name="Standard">Algorithm Description:</text:p>
      <text:p text:style-name="Standard"/>
      <text:p text:style-name="Standard">Core Principle:</text:p>
      <text:p text:style-name="Standard">The algorithm works by scaling the data range so that the difference between maximum and minimum values falls into the interval [1,10). This normalization simplifies the selection of appropriate step sizes while maintaining the relationship between data points.</text:p>
      <text:p text:style-name="Standard"/>
      <text:p text:style-name="Standard">Key Steps:</text:p>
      <text:p text:style-name="Standard"/>
      <text:p text:style-name="Standard">1. Range Scaling</text:p>
      <text:p text:style-name="Standard"><text:s text:c="3"/>- Input: Data range [dMin, dMax]</text:p>
      <text:p text:style-name="Standard"><text:s text:c="3"/>- Calculate range size: |dMax - dMin|</text:p>
      <text:p text:style-name="Standard"><text:s text:c="3"/>- Calculate scaling exponent: floor(log10(|dMax - dMin|))</text:p>
      <text:p text:style-name="Standard"><text:s text:c="3"/>- Scale both boundaries using this exponent</text:p>
      <text:p text:style-name="Standard"><text:s text:c="3"/>- Result: The scaled boundary values can be any numbers, but their difference will be in [1,10)</text:p>
      <text:p text:style-name="Standard"><text:s text:c="3"/>- Examples: </text:p>
      <text:p text:style-name="Standard"><text:s text:c="5"/>* Range [372.1, 984.6]:</text:p>
      <text:p text:style-name="Standard"><text:s text:c="7"/>- Range size = 612.5</text:p>
      <text:p text:style-name="Standard"><text:s text:c="7"/>- Exponent = 2</text:p>
      <text:p text:style-name="Standard"><text:s text:c="7"/>- Scaled boundaries: 3.721, 9.846 (difference = 6.125)</text:p>
      <text:p text:style-name="Standard"><text:s text:c="5"/>* Range [-984.6, -372.1]:</text:p>
      <text:p text:style-name="Standard"><text:s text:c="7"/>- Range size = 612.5</text:p>
      <text:p text:style-name="Standard"><text:s text:c="7"/>- Exponent = 2</text:p>
      <text:p text:style-name="Standard"><text:s text:c="7"/>- Scaled boundaries: -9.846, -3.721 (difference = 6.125)</text:p>
      <text:p text:style-name="Standard"><text:s text:c="5"/>* Range [-100, 100]:</text:p>
      <text:p text:style-name="Standard"><text:s text:c="7"/>- Range size = 200</text:p>
      <text:p text:style-name="Standard"><text:s text:c="7"/>- Exponent = 2</text:p>
      <text:p text:style-name="Standard"><text:s text:c="7"/>- Scaled boundaries: -1, 1 (difference = 2)</text:p>
      <text:p text:style-name="Standard"/>
      <text:p text:style-name="Standard">2. Step Size Selection</text:p>
      <text:p text:style-name="Standard"><text:s text:c="3"/>- Predefined "nice" step sizes: {1.0, 2.0, 5.0}</text:p>
      <text:p text:style-name="Standard"><text:s text:c="3"/>- Each step size also implies its decimal variants (0.1, 0.2, 0.5, etc.)</text:p>
      <text:p text:style-name="Standard"><text:s text:c="3"/>- Step sizes are precomputed and stored with their scale factors</text:p>
      <text:p text:style-name="Standard"><text:s text:c="3"/>- Selection criteria:</text:p>
      <text:p text:style-name="Standard"><text:s text:c="5"/>* Produces between 4 and 11 divisions (configurable)</text:p>
      <text:p text:style-name="Standard"><text:s text:c="5"/>* Minimizes unused axis space</text:p>
      <text:p text:style-name="Standard"><text:s text:c="5"/>* Prefers rounder numbers when options are similar</text:p>
      <text:p text:style-name="Standard"/>
      <text:p text:style-name="Standard"><text:soft-page-break/>3. Range Extension</text:p>
      <text:p text:style-name="Standard"><text:s text:c="3"/>- Extend normalized range to align with step size</text:p>
      <text:p text:style-name="Standard"><text:s text:c="3"/>- Use modulus-based alignment to ensure "nice" boundary values</text:p>
      <text:p text:style-name="Standard"><text:s text:c="3"/>- Allow up to 30% extension if needed for cleaner divisions</text:p>
      <text:p text:style-name="Standard"><text:s text:c="3"/>- Example: [3.721, 9.846] with step 2.0 → [2.0, 10.0]</text:p>
      <text:p text:style-name="Standard"/>
      <text:p text:style-name="Standard">4. Scale Factor Application</text:p>
      <text:p text:style-name="Standard"><text:s text:c="3"/>- Transform back to original scale using saved exponent</text:p>
      <text:p text:style-name="Standard"><text:s text:c="3"/>- Maintain exact values through scale transformations</text:p>
      <text:p text:style-name="Standard">- Example: [2.0, 10.0] × 10² → [200, 1000]</text:p>
      <text:p text:style-name="Standard"/>
      <text:p text:style-name="Standard">Step Size Selection and Application:</text:p>
      <text:p text:style-name="Standard"/>
      <text:p text:style-name="Standard">The algorithm uses precomputed scale factors based on three fundamental step sizes: 1, 2, and 5. This choice of numbers reflects common human preferences for easy-to-read intervals.</text:p>
      <text:p text:style-name="Standard"/>
      <text:p text:style-name="Standard">1. Step Size Fundamentals</text:p>
      <text:p text:style-name="Standard"><text:s text:c="3"/>- Base step sizes: {1.0, 2.0, 5.0}</text:p>
      <text:p text:style-name="Standard"><text:s text:c="3"/>- Each generates a decimal sequence (e.g., 2.0 → {0.2, 2.0, 20.0})</text:p>
      <text:p text:style-name="Standard"><text:s text:c="3"/>- Steps are precomputed with associated moduli for boundary alignment</text:p>
      <text:p text:style-name="Standard"><text:s text:c="3"/>- Selection criteria balance:</text:p>
      <text:p text:style-name="Standard"><text:s text:c="5"/>* Number of divisions (typically 4-11)</text:p>
      <text:p text:style-name="Standard"><text:s text:c="5"/>* Range coverage efficiency</text:p>
      <text:p text:style-name="Standard"><text:s text:c="5"/>* Boundary value "niceness"</text:p>
      <text:p text:style-name="Standard"/>
      <text:p text:style-name="Standard">2. Scale Selection Process</text:p>
      <text:p text:style-name="Standard"><text:s text:c="3"/>For a scaled range (difference in [1,10)):</text:p>
      <text:p text:style-name="Standard"><text:s text:c="3"/>- Test each potential step size</text:p>
      <text:p text:style-name="Standard"><text:s text:c="3"/>- For each step size, calculate:</text:p>
      <text:p text:style-name="Standard"><text:s text:c="5"/>* Number of intervals</text:p>
      <text:p text:style-name="Standard"><text:s text:c="5"/>* Required range extension</text:p>
      <text:p text:style-name="Standard"><text:s text:c="5"/>* Alignment of boundaries</text:p>
      <text:p text:style-name="Standard">- Select scale meeting criteria with minimal range extension</text:p>
      <text:p text:style-name="Standard"/>
      <text:p text:style-name="Standard">2. Scale Selection Process (continued)</text:p>
      <text:p text:style-name="Standard"><text:s text:c="3"/>- For each candidate step size:</text:p>
      <text:p text:style-name="Standard"><text:s text:c="5"/>* Calculate modulus = greatest common factor of step size</text:p>
      <text:p text:style-name="Standard"><text:s text:c="5"/>* Extend minimum bound down to next multiple of modulus</text:p>
      <text:p text:style-name="Standard"><text:s text:c="5"/>* Extend maximum bound up to next multiple of modulus</text:p>
      <text:p text:style-name="Standard"><text:s text:c="5"/>* Count resulting intervals </text:p>
      <text:p text:style-name="Standard"><text:s text:c="5"/>* Example:</text:p>
      <text:p text:style-name="Standard"><text:s text:c="7"/>- Scaled range: [-9.846, -3.721]</text:p>
      <text:p text:style-name="Standard"><text:s text:c="7"/>- Try step size 2.0, modulus 1.0:</text:p>
      <text:p text:style-name="Standard"><text:s text:c="9"/>* Lower bound: -10.0 (next multiple below -9.846)</text:p>
      <text:p text:style-name="Standard"><text:s text:c="9"/>* Upper bound: -2.0 (next multiple above -3.721)</text:p>
      <text:p text:style-name="Standard"><text:s text:c="9"/>* Results in 4 intervals: -10, -8, -6, -4, -2</text:p>
      <text:p text:style-name="Standard"><text:s text:c="7"/>- Try step size 1.0, modulus 0.5:</text:p>
      <text:p text:style-name="Standard"><text:s text:c="9"/>* Lower bound: -10.0</text:p>
      <text:p text:style-name="Standard"><text:s text:c="9"/>* Upper bound: -3.5</text:p>
      <text:p text:style-name="Standard"><text:soft-page-break/><text:s text:c="9"/>* Results in 6.5 intervals (rejected)</text:p>
      <text:p text:style-name="Standard"/>
      <text:p text:style-name="Standard">3. Precomputation Strategy</text:p>
      <text:p text:style-name="Standard"><text:s text:c="3"/>- Scale objects store:</text:p>
      <text:p text:style-name="Standard"><text:s text:c="5"/>* Step size</text:p>
      <text:p text:style-name="Standard"><text:s text:c="5"/>* Associated modulus</text:p>
      <text:p text:style-name="Standard"><text:s text:c="5"/>* Valid range for this scale</text:p>
      <text:p text:style-name="Standard"><text:s text:c="3"/>- Scales are sorted by:</text:p>
      <text:p text:style-name="Standard"><text:s text:c="5"/>* Range coverage</text:p>
      <text:p text:style-name="Standard"><text:s text:c="5"/>* Number of intervals</text:p>
      <text:p text:style-name="Standard"><text:s text:c="5"/>* Modulus size</text:p>
      <text:p text:style-name="Standard"><text:s text:c="3"/>- Benefits:</text:p>
      <text:p text:style-name="Standard"><text:s text:c="5"/>* Fast runtime selection</text:p>
      <text:p text:style-name="Standard"><text:s text:c="5"/>* Guaranteed "nice" numbers</text:p>
      <text:p text:style-name="Standard"><text:s text:c="5"/>* Consistent results</text:p>
      <text:p text:style-name="Standard"/>
      <text:p text:style-name="Standard">4. Selection Criteria</text:p>
      <text:p text:style-name="Standard"><text:s text:c="3"/>- Primary: Number of intervals (4-11 default)</text:p>
      <text:p text:style-name="Standard"><text:s text:c="3"/>- Secondary: Minimize range extension</text:p>
      <text:p text:style-name="Standard"><text:s text:c="3"/>- Tertiary: Prefer larger moduli when possible</text:p>
      <text:p text:style-name="Standard"><text:s text:c="3"/>- Reject scales that:</text:p>
      <text:p text:style-name="Standard"><text:s text:c="5"/>* Produce too many intervals</text:p>
      <text:p text:style-name="Standard"><text:s text:c="5"/>* Require excessive range extension (&gt;30%)</text:p>
      <text:p text:style-name="Standard">* Have non-aligned boundaries</text:p>
      <text:p text:style-name="Standard"/>
      <text:p text:style-name="Standard"/>
      <text:p text:style-name="Standard">Implementation:</text:p>
      <text:p text:style-name="Standard"/>
      <text:p text:style-name="Standard">The algorithm's efficiency derives from its precomputed scale objects and fast lookup structure. This section describes the key implementation components.</text:p>
      <text:p text:style-name="Standard"/>
      <text:p text:style-name="Standard">1. Scale Class</text:p>
      <text:p text:style-name="Standard"><text:s text:c="3"/>The fundamental unit is a Scale object containing:</text:p>
      <text:p text:style-name="Standard"><text:s text:c="3"/>- Range: valid interval for this scale</text:p>
      <text:p text:style-name="Standard"><text:s text:c="3"/>- Step Size: interval between tick marks</text:p>
      <text:p text:style-name="Standard"><text:s text:c="3"/>- Modulus: alignment factor for boundaries</text:p>
      <text:p text:style-name="Standard"><text:s text:c="3"/>Example:</text:p>
      <text:p text:style-name="Standard"><text:s text:c="3"/>```cpp</text:p>
      <text:p text:style-name="Standard"><text:s text:c="3"/>class Scale {</text:p>
      <text:p text:style-name="Standard"><text:s text:c="7"/>double m_dModulus; <text:s text:c="2"/>// For boundary alignment</text:p>
      <text:p text:style-name="Standard"><text:s text:c="7"/>double m_dRange; <text:s text:c="4"/>// Valid interval</text:p>
      <text:p text:style-name="Standard"><text:s text:c="7"/>double m_dStepSize; <text:s/>// Tick mark interval</text:p>
      <text:p text:style-name="Standard"><text:s text:c="3"/>};</text:p>
      <text:p text:style-name="Standard"/>
      <text:p text:style-name="Standard"/>
      <text:p text:style-name="Standard"/>
      <text:p text:style-name="Standard"/>
      <text:p text:style-name="Standard">AxisLimits FindActualLimits(double dDataMin, double dDataMax) {</text:p>
      <text:p text:style-name="Standard"><text:s text:c="4"/>// Scale data range to [1,10)</text:p>
      <text:p text:style-name="Standard"><text:soft-page-break/><text:s text:c="4"/>double dRexponent = floor(log10(dDataMax-dDataMin));</text:p>
      <text:p text:style-name="Standard"><text:s text:c="4"/>double dExpTerm = pow(10.0, dRexponent);</text:p>
      <text:p text:style-name="Standard"><text:s text:c="4"/>double dMantissa = (dDataMax-dDataMin) / dExpTerm;</text:p>
      <text:p text:style-name="Standard"/>
      <text:p text:style-name="Standard"><text:s text:c="4"/>// Find appropriate scale</text:p>
      <text:p text:style-name="Standard"><text:s text:c="4"/>int i = 0;</text:p>
      <text:p text:style-name="Standard"><text:s text:c="4"/>while (m_vScale[i].GetRange() &lt; dMantissa) {</text:p>
      <text:p text:style-name="Standard"><text:s text:c="8"/>i++;</text:p>
      <text:p text:style-name="Standard"><text:s text:c="4"/>}</text:p>
      <text:p text:style-name="Standard"/>
      <text:p text:style-name="Standard"><text:s text:c="4"/>// Calculate actual limits</text:p>
      <text:p text:style-name="Standard"><text:s text:c="4"/>const double dMod = m_vScale[i].GetModulus() * dExpTerm;</text:p>
      <text:p text:style-name="Standard"><text:s text:c="4"/>double dRangeMin = dDataMin - fmod(dDataMin, dMod);</text:p>
      <text:p text:style-name="Standard"><text:s text:c="4"/>if (dRangeMin &gt; dDataMin)</text:p>
      <text:p text:style-name="Standard"><text:s text:c="8"/>dRangeMin -= dMod;</text:p>
      <text:p text:style-name="Standard"><text:s text:c="4"/>double dRangeMax = dRangeMin + m_vScale[i].GetRange() * dExpTerm;</text:p>
      <text:p text:style-name="Standard"/>
      <text:p text:style-name="Standard"><text:s text:c="4"/>return AxisLimits(dRangeMin, dDataMax, dDataMin, dRangeMax);</text:p>
      <text:p text:style-name="Standar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4T13:18:22.532000000</meta:creation-date>
    <dc:date>2025-02-15T09:08:23.677000000</dc:date>
    <meta:editing-duration>PT16H49M10S</meta:editing-duration>
    <meta:editing-cycles>1</meta:editing-cycles>
    <meta:document-statistic meta:table-count="0" meta:image-count="0" meta:object-count="0" meta:page-count="4" meta:paragraph-count="130" meta:word-count="836" meta:character-count="5760" meta:non-whitespace-character-count="4558"/>
    <meta:generator>LibreOffice/7.3.5.2$Windows_X86_64 LibreOffice_project/184fe81b8c8c30d8b5082578aee2fed2ea847c01</meta:generator>
  </office:meta>
</office:document-meta>
</file>